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list-style-name="L27"/>
    <style:style style:name="P2" style:family="paragraph" style:parent-style-name="Preformatted_20_Text">
      <style:paragraph-properties fo:margin-left="0in" fo:margin-right="0in" fo:text-indent="0in" style:auto-text-indent="false" style:writing-mode="lr-tb"/>
    </style:style>
    <style:style style:name="P3" style:family="paragraph" style:parent-style-name="Preformatted_20_Text">
      <style:paragraph-properties style:writing-mode="lr-tb"/>
    </style:style>
    <style:style style:name="P4" style:family="paragraph" style:parent-style-name="Preformatted_20_Text">
      <style:paragraph-properties fo:margin-top="0in" fo:margin-bottom="0.1965in" style:contextual-spacing="false" style:writing-mode="lr-tb"/>
    </style:style>
    <style:style style:name="P5" style:family="paragraph" style:parent-style-name="Preformatted_20_Text" style:list-style-name="L18"/>
    <style:style style:name="P6" style:family="paragraph" style:parent-style-name="Preformatted_20_Text" style:list-style-name="L18">
      <style:paragraph-properties fo:margin-top="0in" fo:margin-bottom="0.1965in" style:contextual-spacing="false" style:writing-mode="lr-tb"/>
    </style:style>
    <style:style style:name="P7" style:family="paragraph" style:parent-style-name="Preformatted_20_Text" style:list-style-name="L18">
      <style:paragraph-properties fo:margin-left="0in" fo:margin-right="0in" fo:text-indent="0in" style:auto-text-indent="false" style:writing-mode="lr-tb"/>
    </style:style>
    <style:style style:name="P8" style:family="paragraph" style:parent-style-name="Preformatted_20_Text" style:list-style-name="L19"/>
    <style:style style:name="P9" style:family="paragraph" style:parent-style-name="Preformatted_20_Text" style:list-style-name="L19">
      <style:paragraph-properties fo:margin-top="0in" fo:margin-bottom="0.1965in" style:contextual-spacing="false" style:writing-mode="lr-tb"/>
    </style:style>
    <style:style style:name="P10" style:family="paragraph" style:parent-style-name="Preformatted_20_Text" style:list-style-name="L19">
      <style:paragraph-properties fo:margin-left="0in" fo:margin-right="0in" fo:text-indent="0in" style:auto-text-indent="false" style:writing-mode="lr-tb"/>
    </style:style>
    <style:style style:name="P11" style:family="paragraph" style:parent-style-name="Preformatted_20_Text" style:list-style-name="L19">
      <style:paragraph-properties fo:margin-left="0in" fo:margin-right="0in" fo:margin-top="0in" fo:margin-bottom="0.1965in" style:contextual-spacing="false" fo:text-indent="0in" style:auto-text-indent="false" style:writing-mode="lr-tb"/>
    </style:style>
    <style:style style:name="P12" style:family="paragraph" style:parent-style-name="Preformatted_20_Text" style:list-style-name="L20"/>
    <style:style style:name="P13" style:family="paragraph" style:parent-style-name="Preformatted_20_Text" style:list-style-name="L20">
      <style:paragraph-properties fo:margin-left="0in" fo:margin-right="0in" fo:margin-top="0in" fo:margin-bottom="0.1965in" style:contextual-spacing="false" fo:text-indent="0in" style:auto-text-indent="false" style:writing-mode="lr-tb"/>
    </style:style>
    <style:style style:name="P14" style:family="paragraph" style:parent-style-name="Preformatted_20_Text" style:list-style-name="L21"/>
    <style:style style:name="P15" style:family="paragraph" style:parent-style-name="Preformatted_20_Text" style:list-style-name="L21">
      <style:paragraph-properties fo:margin-left="0in" fo:margin-right="0in" fo:margin-top="0in" fo:margin-bottom="0.1965in" style:contextual-spacing="false" fo:text-indent="0in" style:auto-text-indent="false" style:writing-mode="lr-tb"/>
    </style:style>
    <style:style style:name="P16" style:family="paragraph" style:parent-style-name="Preformatted_20_Text" style:list-style-name="L22"/>
    <style:style style:name="P17" style:family="paragraph" style:parent-style-name="Preformatted_20_Text" style:list-style-name="L22">
      <style:paragraph-properties fo:margin-left="0in" fo:margin-right="0in" fo:margin-top="0in" fo:margin-bottom="0.1965in" style:contextual-spacing="false" fo:text-indent="0in" style:auto-text-indent="false" style:writing-mode="lr-tb"/>
    </style:style>
    <style:style style:name="P18" style:family="paragraph" style:parent-style-name="Preformatted_20_Text" style:list-style-name="L24"/>
    <style:style style:name="P19" style:family="paragraph" style:parent-style-name="Preformatted_20_Text" style:list-style-name="L24">
      <style:paragraph-properties style:writing-mode="lr-tb"/>
    </style:style>
    <style:style style:name="P20" style:family="paragraph" style:parent-style-name="Preformatted_20_Text" style:list-style-name="L24">
      <style:paragraph-properties fo:margin-top="0in" fo:margin-bottom="0.1965in" style:contextual-spacing="false" style:writing-mode="lr-tb"/>
    </style:style>
    <style:style style:name="P21" style:family="paragraph" style:parent-style-name="Preformatted_20_Text" style:list-style-name="L24">
      <style:paragraph-properties fo:margin-left="0in" fo:margin-right="0in" fo:margin-top="0in" fo:margin-bottom="0.1965in" style:contextual-spacing="false" fo:text-indent="0in" style:auto-text-indent="false" style:writing-mode="lr-tb"/>
    </style:style>
    <style:style style:name="P22" style:family="paragraph" style:parent-style-name="Preformatted_20_Text" style:list-style-name="L24">
      <style:paragraph-properties fo:margin-left="0in" fo:margin-right="0in" fo:text-indent="0in" style:auto-text-indent="false" style:writing-mode="lr-tb"/>
    </style:style>
    <style:style style:name="P23" style:family="paragraph" style:parent-style-name="Standard">
      <style:paragraph-properties fo:margin-top="0in" fo:margin-bottom="0.1965in" style:contextual-spacing="false"/>
    </style:style>
    <style:style style:name="P24" style:family="paragraph" style:parent-style-name="Text_20_body">
      <style:paragraph-properties fo:margin-top="0in" fo:margin-bottom="0in" style:contextual-spacing="false"/>
    </style:style>
    <style:style style:name="P25" style:family="paragraph" style:parent-style-name="Text_20_body" style:list-style-name="L1"/>
    <style:style style:name="P26" style:family="paragraph" style:parent-style-name="Text_20_body" style:list-style-name="L1">
      <style:paragraph-properties fo:margin-top="0in" fo:margin-bottom="0in" style:contextual-spacing="false"/>
    </style:style>
    <style:style style:name="P27" style:family="paragraph" style:parent-style-name="Text_20_body" style:list-style-name="L2"/>
    <style:style style:name="P28" style:family="paragraph" style:parent-style-name="Text_20_body" style:list-style-name="L2">
      <style:paragraph-properties fo:margin-top="0in" fo:margin-bottom="0in" style:contextual-spacing="false"/>
    </style:style>
    <style:style style:name="P29" style:family="paragraph" style:parent-style-name="Text_20_body" style:list-style-name="L3"/>
    <style:style style:name="P30" style:family="paragraph" style:parent-style-name="Text_20_body" style:list-style-name="L3">
      <style:paragraph-properties fo:margin-top="0in" fo:margin-bottom="0in" style:contextual-spacing="false"/>
    </style:style>
    <style:style style:name="P31" style:family="paragraph" style:parent-style-name="Text_20_body" style:list-style-name="L4"/>
    <style:style style:name="P32" style:family="paragraph" style:parent-style-name="Text_20_body" style:list-style-name="L4">
      <style:paragraph-properties fo:margin-top="0in" fo:margin-bottom="0in" style:contextual-spacing="false"/>
    </style:style>
    <style:style style:name="P33" style:family="paragraph" style:parent-style-name="Text_20_body" style:list-style-name="L5"/>
    <style:style style:name="P34" style:family="paragraph" style:parent-style-name="Text_20_body" style:list-style-name="L5">
      <style:paragraph-properties fo:margin-top="0in" fo:margin-bottom="0in" style:contextual-spacing="false"/>
    </style:style>
    <style:style style:name="P35" style:family="paragraph" style:parent-style-name="Text_20_body" style:list-style-name="L6"/>
    <style:style style:name="P36" style:family="paragraph" style:parent-style-name="Text_20_body" style:list-style-name="L7"/>
    <style:style style:name="P37" style:family="paragraph" style:parent-style-name="Text_20_body" style:list-style-name="L8"/>
    <style:style style:name="P38" style:family="paragraph" style:parent-style-name="Text_20_body" style:list-style-name="L8">
      <style:paragraph-properties fo:margin-top="0in" fo:margin-bottom="0in" style:contextual-spacing="false"/>
    </style:style>
    <style:style style:name="P39" style:family="paragraph" style:parent-style-name="Text_20_body" style:list-style-name="L9"/>
    <style:style style:name="P40" style:family="paragraph" style:parent-style-name="Text_20_body" style:list-style-name="L9">
      <style:paragraph-properties fo:margin-top="0in" fo:margin-bottom="0in" style:contextual-spacing="false"/>
    </style:style>
    <style:style style:name="P41" style:family="paragraph" style:parent-style-name="Text_20_body" style:list-style-name="L10"/>
    <style:style style:name="P42" style:family="paragraph" style:parent-style-name="Text_20_body" style:list-style-name="L10">
      <style:paragraph-properties fo:margin-top="0in" fo:margin-bottom="0in" style:contextual-spacing="false"/>
    </style:style>
    <style:style style:name="P43" style:family="paragraph" style:parent-style-name="Text_20_body" style:list-style-name="L11"/>
    <style:style style:name="P44" style:family="paragraph" style:parent-style-name="Text_20_body" style:list-style-name="L11">
      <style:paragraph-properties fo:margin-top="0in" fo:margin-bottom="0in" style:contextual-spacing="false"/>
    </style:style>
    <style:style style:name="P45" style:family="paragraph" style:parent-style-name="Text_20_body" style:list-style-name="L12"/>
    <style:style style:name="P46" style:family="paragraph" style:parent-style-name="Text_20_body" style:list-style-name="L12">
      <style:paragraph-properties fo:margin-top="0in" fo:margin-bottom="0in" style:contextual-spacing="false"/>
    </style:style>
    <style:style style:name="P47" style:family="paragraph" style:parent-style-name="Text_20_body" style:list-style-name="L13"/>
    <style:style style:name="P48" style:family="paragraph" style:parent-style-name="Text_20_body" style:list-style-name="L13">
      <style:paragraph-properties fo:margin-top="0in" fo:margin-bottom="0in" style:contextual-spacing="false"/>
    </style:style>
    <style:style style:name="P49" style:family="paragraph" style:parent-style-name="Text_20_body" style:list-style-name="L14"/>
    <style:style style:name="P50" style:family="paragraph" style:parent-style-name="Text_20_body" style:list-style-name="L14">
      <style:paragraph-properties fo:margin-top="0in" fo:margin-bottom="0in" style:contextual-spacing="false"/>
    </style:style>
    <style:style style:name="P51" style:family="paragraph" style:parent-style-name="Text_20_body" style:list-style-name="L15"/>
    <style:style style:name="P52" style:family="paragraph" style:parent-style-name="Text_20_body" style:list-style-name="L15">
      <style:paragraph-properties fo:margin-top="0in" fo:margin-bottom="0in" style:contextual-spacing="false"/>
    </style:style>
    <style:style style:name="P53" style:family="paragraph" style:parent-style-name="Text_20_body" style:list-style-name="L16"/>
    <style:style style:name="P54" style:family="paragraph" style:parent-style-name="Text_20_body" style:list-style-name="L16">
      <style:paragraph-properties fo:margin-top="0in" fo:margin-bottom="0in" style:contextual-spacing="false"/>
    </style:style>
    <style:style style:name="P55" style:family="paragraph" style:parent-style-name="Text_20_body" style:list-style-name="L17"/>
    <style:style style:name="P56" style:family="paragraph" style:parent-style-name="Text_20_body" style:list-style-name="L17">
      <style:paragraph-properties fo:margin-top="0in" fo:margin-bottom="0in" style:contextual-spacing="false"/>
    </style:style>
    <style:style style:name="P57" style:family="paragraph" style:parent-style-name="Text_20_body" style:list-style-name="L18"/>
    <style:style style:name="P58" style:family="paragraph" style:parent-style-name="Text_20_body" style:list-style-name="L18">
      <style:paragraph-properties fo:margin-top="0in" fo:margin-bottom="0in" style:contextual-spacing="false"/>
    </style:style>
    <style:style style:name="P59" style:family="paragraph" style:parent-style-name="Text_20_body" style:list-style-name="L19"/>
    <style:style style:name="P60" style:family="paragraph" style:parent-style-name="Text_20_body" style:list-style-name="L20"/>
    <style:style style:name="P61" style:family="paragraph" style:parent-style-name="Text_20_body" style:list-style-name="L20">
      <style:paragraph-properties fo:margin-top="0in" fo:margin-bottom="0in" style:contextual-spacing="false"/>
    </style:style>
    <style:style style:name="P62" style:family="paragraph" style:parent-style-name="Text_20_body" style:list-style-name="L21"/>
    <style:style style:name="P63" style:family="paragraph" style:parent-style-name="Text_20_body" style:list-style-name="L21">
      <style:paragraph-properties fo:margin-top="0in" fo:margin-bottom="0in" style:contextual-spacing="false"/>
    </style:style>
    <style:style style:name="P64" style:family="paragraph" style:parent-style-name="Text_20_body" style:list-style-name="L22"/>
    <style:style style:name="P65" style:family="paragraph" style:parent-style-name="Text_20_body" style:list-style-name="L22">
      <style:paragraph-properties fo:margin-top="0in" fo:margin-bottom="0in" style:contextual-spacing="false"/>
    </style:style>
    <style:style style:name="P66" style:family="paragraph" style:parent-style-name="Text_20_body" style:list-style-name="L23"/>
    <style:style style:name="P67" style:family="paragraph" style:parent-style-name="Text_20_body" style:list-style-name="L23">
      <style:paragraph-properties fo:margin-top="0in" fo:margin-bottom="0in" style:contextual-spacing="false"/>
    </style:style>
    <style:style style:name="P68" style:family="paragraph" style:parent-style-name="Text_20_body" style:list-style-name="L24"/>
    <style:style style:name="P69" style:family="paragraph" style:parent-style-name="Text_20_body" style:list-style-name="L25"/>
    <style:style style:name="P70" style:family="paragraph" style:parent-style-name="Text_20_body" style:list-style-name="L25">
      <style:paragraph-properties fo:margin-top="0in" fo:margin-bottom="0in" style:contextual-spacing="false"/>
    </style:style>
    <style:style style:name="P71" style:family="paragraph" style:parent-style-name="Text_20_body" style:list-style-name="L26"/>
    <style:style style:name="P72" style:family="paragraph" style:parent-style-name="Text_20_body" style:list-style-name="L26">
      <style:paragraph-properties fo:margin-top="0in" fo:margin-bottom="0in" style:contextual-spacing="false"/>
    </style:style>
    <style:style style:name="P73" style:family="paragraph" style:parent-style-name="Text_20_body">
      <style:paragraph-properties fo:margin-left="0in" fo:margin-right="0in" fo:margin-top="0in" fo:margin-bottom="0in" style:contextual-spacing="false" fo:text-indent="0in" style:auto-text-indent="false"/>
    </style:style>
    <style:style style:name="P74" style:family="paragraph" style:parent-style-name="Text_20_body">
      <style:paragraph-properties fo:margin-left="0in" fo:margin-right="0in" fo:text-indent="0in" style:auto-text-indent="false"/>
    </style:style>
    <style:style style:name="P75" style:family="paragraph" style:parent-style-name="Text_20_body" style:list-style-name="L27"/>
    <style:style style:name="P76" style:family="paragraph" style:parent-style-name="Text_20_body" style:list-style-name="L27">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hatGPT 4o mini</text:p>
      <text:p text:style-name="Standard">Log in</text:p>
      <text:p text:style-name="P23">Sign up</text:p>
      <text:h text:style-name="Heading_20_5" text:outline-level="5">You said:</text:h>
      <text:p text:style-name="Text_20_body">Create a declarative Jenkins pipeline which will perform exercises 1-4 in 4 stages.</text:p>
      <text:h text:style-name="Heading_20_6" text:outline-level="6">ChatGPT said:</text:h>
      <text:p text:style-name="Text_20_body">Certainly! Below is a sample Jenkins pipeline that includes four stages to perform hypothetical exercises 1-4. You can modify the steps within each stage based on your specific requirements.</text:p>
      <text:p text:style-name="Preformatted_20_Text">groovy</text:p>
      <text:p text:style-name="Preformatted_20_Text">Copy code</text:p>
      <text:p text:style-name="P2"><text:span text:style-name="Source_20_Text">pipeline {</text:span></text:p>
      <text:p text:style-name="P3"><text:span text:style-name="Source_20_Text"><text:s text:c="4"/>agent any </text:span></text:p>
      <text:p text:style-name="P3"/>
      <text:p text:style-name="P3"><text:span text:style-name="Source_20_Text"><text:s text:c="4"/>stages {</text:span></text:p>
      <text:p text:style-name="P3"><text:span text:style-name="Source_20_Text"><text:s text:c="8"/>stage('Exercise 1') {</text:span></text:p>
      <text:p text:style-name="P3"><text:span text:style-name="Source_20_Text"><text:s text:c="12"/>steps {</text:span></text:p>
      <text:p text:style-name="P3"><text:span text:style-name="Source_20_Text"><text:s text:c="16"/>script {</text:span></text:p>
      <text:p text:style-name="P3"><text:span text:style-name="Source_20_Text"><text:s text:c="20"/>echo 'Performing Exercise 1...'</text:span></text:p>
      <text:p text:style-name="P3"><text:span text:style-name="Source_20_Text"><text:s text:c="20"/>// Add your exercise 1 commands here</text:span></text:p>
      <text:p text:style-name="P3"><text:span text:style-name="Source_20_Text"><text:s text:c="20"/>sh 'echo "Exercise 1 completed."'</text:span></text:p>
      <text:p text:style-name="P3"><text:span text:style-name="Source_20_Text"><text:s text:c="16"/>}</text:span></text:p>
      <text:p text:style-name="P3"><text:span text:style-name="Source_20_Text"><text:s text:c="12"/>}</text:span></text:p>
      <text:p text:style-name="P3"><text:span text:style-name="Source_20_Text"><text:s text:c="8"/>}</text:span></text:p>
      <text:p text:style-name="P3"/>
      <text:p text:style-name="P3"><text:span text:style-name="Source_20_Text"><text:s text:c="8"/>stage('Exercise 2') {</text:span></text:p>
      <text:p text:style-name="P3"><text:span text:style-name="Source_20_Text"><text:s text:c="12"/>steps {</text:span></text:p>
      <text:p text:style-name="P3"><text:span text:style-name="Source_20_Text"><text:s text:c="16"/>script {</text:span></text:p>
      <text:p text:style-name="P3"><text:span text:style-name="Source_20_Text"><text:s text:c="20"/>echo 'Performing Exercise 2...'</text:span></text:p>
      <text:p text:style-name="P3"><text:span text:style-name="Source_20_Text"><text:s text:c="20"/>// Add your exercise 2 commands here</text:span></text:p>
      <text:p text:style-name="P3"><text:span text:style-name="Source_20_Text"><text:s text:c="20"/>sh 'echo "Exercise 2 completed."'</text:span></text:p>
      <text:p text:style-name="P3"><text:span text:style-name="Source_20_Text"><text:s text:c="16"/>}</text:span></text:p>
      <text:p text:style-name="P3"><text:span text:style-name="Source_20_Text"><text:s text:c="12"/>}</text:span></text:p>
      <text:p text:style-name="P3"><text:span text:style-name="Source_20_Text"><text:s text:c="8"/>}</text:span></text:p>
      <text:p text:style-name="P3"/>
      <text:p text:style-name="P3"><text:span text:style-name="Source_20_Text"><text:s text:c="8"/>stage('Exercise 3') {</text:span></text:p>
      <text:p text:style-name="P3"><text:span text:style-name="Source_20_Text"><text:s text:c="12"/>steps {</text:span></text:p>
      <text:p text:style-name="P3"><text:span text:style-name="Source_20_Text"><text:s text:c="16"/>script {</text:span></text:p>
      <text:p text:style-name="P3"><text:span text:style-name="Source_20_Text"><text:s text:c="20"/>echo 'Performing Exercise 3...'</text:span></text:p>
      <text:p text:style-name="P3"><text:span text:style-name="Source_20_Text"><text:s text:c="20"/>// Add your exercise 3 commands here</text:span></text:p>
      <text:p text:style-name="P3"><text:span text:style-name="Source_20_Text"><text:s text:c="20"/>sh 'echo "Exercise 3 completed."'</text:span></text:p>
      <text:p text:style-name="P3"><text:span text:style-name="Source_20_Text"><text:s text:c="16"/>}</text:span></text:p>
      <text:p text:style-name="P3"><text:span text:style-name="Source_20_Text"><text:s text:c="12"/>}</text:span></text:p>
      <text:p text:style-name="P3"><text:span text:style-name="Source_20_Text"><text:s text:c="8"/>}</text:span></text:p>
      <text:p text:style-name="P3"/>
      <text:p text:style-name="P3"><text:span text:style-name="Source_20_Text"><text:s text:c="8"/>stage('Exercise 4') {</text:span></text:p>
      <text:p text:style-name="P3"><text:span text:style-name="Source_20_Text"><text:s text:c="12"/>steps {</text:span></text:p>
      <text:p text:style-name="P3"><text:span text:style-name="Source_20_Text"><text:s text:c="16"/>script {</text:span></text:p>
      <text:p text:style-name="P3"><text:span text:style-name="Source_20_Text"><text:s text:c="20"/>echo 'Performing Exercise 4...'</text:span></text:p>
      <text:p text:style-name="P3"><text:span text:style-name="Source_20_Text"><text:s text:c="20"/>// Add your exercise 4 commands here</text:span></text:p>
      <text:p text:style-name="P3"><text:span text:style-name="Source_20_Text"><text:s text:c="20"/>sh 'echo "Exercise 4 completed."'</text:span></text:p>
      <text:p text:style-name="P3"><text:span text:style-name="Source_20_Text"><text:s text:c="16"/>}</text:span></text:p>
      <text:p text:style-name="P3"><text:span text:style-name="Source_20_Text"><text:s text:c="12"/>}</text:span></text:p>
      <text:p text:style-name="P3"><text:span text:style-name="Source_20_Text"><text:s text:c="8"/>}</text:span></text:p>
      <text:p text:style-name="P3"><text:span text:style-name="Source_20_Text"><text:s text:c="4"/>}</text:span></text:p>
      <text:p text:style-name="P3"/>
      <text:p text:style-name="P3"><text:span text:style-name="Source_20_Text"><text:s text:c="4"/>post {</text:span></text:p>
      <text:p text:style-name="P3"><text:span text:style-name="Source_20_Text"><text:s text:c="8"/>always {</text:span></text:p>
      <text:p text:style-name="P3"><text:span text:style-name="Source_20_Text"><text:s text:c="12"/>echo 'Pipeline execution finished.'</text:span></text:p>
      <text:p text:style-name="P3"><text:soft-page-break/><text:span text:style-name="Source_20_Text"><text:s text:c="8"/>}</text:span></text:p>
      <text:p text:style-name="P3"><text:span text:style-name="Source_20_Text"><text:s text:c="4"/>}</text:span></text:p>
      <text:p text:style-name="P4"><text:span text:style-name="Source_20_Text">}</text:span></text:p>
      <text:h text:style-name="Heading_20_3" text:outline-level="3">Explanation:</text:h>
      <text:list text:style-name="L1">
        <text:list-item>
          <text:p text:style-name="P26"><text:span text:style-name="Strong_20_Emphasis">Pipeline Block</text:span>: Defines the entire pipeline.</text:p>
        </text:list-item>
        <text:list-item>
          <text:p text:style-name="P26"><text:span text:style-name="Strong_20_Emphasis">Agent</text:span>: Specifies that the pipeline can run on any available agent.</text:p>
        </text:list-item>
        <text:list-item>
          <text:p text:style-name="P26"><text:span text:style-name="Strong_20_Emphasis">Stages</text:span>: Contains a series of stages to be executed in order.</text:p>
          <text:list>
            <text:list-item>
              <text:p text:style-name="P26">Each stage corresponds to an exercise.</text:p>
            </text:list-item>
            <text:list-item>
              <text:p text:style-name="P26">Inside each stage, you can add any shell commands or scripts needed to perform that exercise.</text:p>
            </text:list-item>
          </text:list>
        </text:list-item>
        <text:list-item>
          <text:p text:style-name="P25"><text:span text:style-name="Strong_20_Emphasis">Post Section</text:span>: This block runs after all stages are completed, regardless of the outcome. It is used here to log a message indicating the end of the pipeline.</text:p>
        </text:list-item>
      </text:list>
      <text:h text:style-name="Heading_20_3" text:outline-level="3">Customization:</text:h>
      <text:p text:style-name="Text_20_body">Replace the placeholder commands in each exercise stage (<text:span text:style-name="Source_20_Text">sh 'echo ...'</text:span>) with the actual commands or scripts you need to run for each exercise. If you need to handle errors or specific conditions, you can enhance the pipeline further with error handling and notifications.</text:p>
      <text:p text:style-name="Text_20_body">4o mini</text:p>
      <text:h text:style-name="Heading_20_5" text:outline-level="5">You said:</text:h>
      <text:p text:style-name="Text_20_body">pipeline { agent any stages { stage('test') { steps { dir('C:\\Users\\PythonProject') { bat 'python First.py' } } } } }</text:p>
      <text:h text:style-name="Heading_20_6" text:outline-level="6">ChatGPT said:</text:h>
      <text:p text:style-name="Text_20_body">Certainly! Below is a Jenkins pipeline that runs a Python script (<text:span text:style-name="Source_20_Text">First.py</text:span>) located in the <text:span text:style-name="Source_20_Text">C:\Users\PythonProject</text:span> directory. I've made sure to structure it clearly for better readability.</text:p>
      <text:p text:style-name="Preformatted_20_Text">groovy</text:p>
      <text:p text:style-name="Preformatted_20_Text">Copy code</text:p>
      <text:p text:style-name="P2"><text:span text:style-name="Source_20_Text">pipeline {</text:span></text:p>
      <text:p text:style-name="P3"><text:span text:style-name="Source_20_Text"><text:s text:c="4"/>agent any </text:span></text:p>
      <text:p text:style-name="P3"/>
      <text:p text:style-name="P3"><text:span text:style-name="Source_20_Text"><text:s text:c="4"/>stages {</text:span></text:p>
      <text:p text:style-name="P3"><text:span text:style-name="Source_20_Text"><text:s text:c="8"/>stage('Run Python Script') {</text:span></text:p>
      <text:p text:style-name="P3"><text:span text:style-name="Source_20_Text"><text:s text:c="12"/>steps {</text:span></text:p>
      <text:p text:style-name="P3"><text:span text:style-name="Source_20_Text"><text:s text:c="16"/>dir('C:\\Users\\PythonProject') {</text:span></text:p>
      <text:p text:style-name="P3"><text:span text:style-name="Source_20_Text"><text:s text:c="20"/>bat 'python First.py'</text:span></text:p>
      <text:p text:style-name="P3"><text:span text:style-name="Source_20_Text"><text:s text:c="16"/>}</text:span></text:p>
      <text:p text:style-name="P3"><text:span text:style-name="Source_20_Text"><text:s text:c="12"/>}</text:span></text:p>
      <text:p text:style-name="P3"><text:span text:style-name="Source_20_Text"><text:s text:c="8"/>}</text:span></text:p>
      <text:p text:style-name="P3"><text:span text:style-name="Source_20_Text"><text:s text:c="4"/>}</text:span></text:p>
      <text:p text:style-name="P3"><text:span text:style-name="Source_20_Text"><text:s text:c="4"/></text:span></text:p>
      <text:p text:style-name="P3"><text:span text:style-name="Source_20_Text"><text:s text:c="4"/>post {</text:span></text:p>
      <text:p text:style-name="P3"><text:span text:style-name="Source_20_Text"><text:s text:c="8"/>always {</text:span></text:p>
      <text:p text:style-name="P3"><text:span text:style-name="Source_20_Text"><text:s text:c="12"/>echo 'Pipeline execution completed.'</text:span></text:p>
      <text:p text:style-name="P3"><text:span text:style-name="Source_20_Text"><text:s text:c="8"/>}</text:span></text:p>
      <text:p text:style-name="P3"><text:span text:style-name="Source_20_Text"><text:s text:c="4"/>}</text:span></text:p>
      <text:p text:style-name="P4"><text:span text:style-name="Source_20_Text">}</text:span></text:p>
      <text:h text:style-name="Heading_20_3" text:outline-level="3">Explanation:</text:h>
      <text:list text:style-name="L2">
        <text:list-item>
          <text:p text:style-name="P28"><text:span text:style-name="Strong_20_Emphasis">Agent</text:span>: Specifies that the pipeline can run on any available agent.</text:p>
        </text:list-item>
        <text:list-item>
          <text:p text:style-name="P28"><text:soft-page-break/><text:span text:style-name="Strong_20_Emphasis">Stages</text:span>: Defines the stages of the pipeline.</text:p>
          <text:list>
            <text:list-item>
              <text:p text:style-name="P28"><text:span text:style-name="Strong_20_Emphasis">Stage 'Run Python Script'</text:span>: Contains the steps to execute.</text:p>
              <text:list>
                <text:list-item>
                  <text:p text:style-name="P28"><text:span text:style-name="Strong_20_Emphasis"><text:span text:style-name="Source_20_Text">dir</text:span></text:span>: Changes the working directory to <text:span text:style-name="Source_20_Text">C:\Users\PythonProject</text:span>.</text:p>
                </text:list-item>
                <text:list-item>
                  <text:p text:style-name="P28"><text:span text:style-name="Strong_20_Emphasis"><text:span text:style-name="Source_20_Text">bat</text:span></text:span>: Runs the command <text:span text:style-name="Source_20_Text">python First.py</text:span> in the specified directory using the Windows batch command syntax.</text:p>
                </text:list-item>
              </text:list>
            </text:list-item>
          </text:list>
        </text:list-item>
        <text:list-item>
          <text:p text:style-name="P27"><text:span text:style-name="Strong_20_Emphasis">Post Section</text:span>: This block runs after all stages are completed, logging a message indicating the end of the pipeline.</text:p>
        </text:list-item>
      </text:list>
      <text:p text:style-name="Text_20_body">You can add more stages or modify the existing ones as needed for your project!</text:p>
      <text:p text:style-name="Text_20_body">4o mini</text:p>
      <text:h text:style-name="Heading_20_5" text:outline-level="5">You said:</text:h>
      <text:p text:style-name="Text_20_body">A Kubernetes cluster adds a new automation layer to Jenkins.</text:p>
      <text:h text:style-name="Heading_20_6" text:outline-level="6">ChatGPT said:</text:h>
      <text:p text:style-name="Text_20_body">Certainly! Here’s an overview of how a Kubernetes cluster can enhance Jenkins through automation and scalability:</text:p>
      <text:h text:style-name="Heading_20_3" text:outline-level="3">Kubernetes and Jenkins Integration</text:h>
      <text:h text:style-name="Heading_20_4" text:outline-level="4">1. <text:span text:style-name="Strong_20_Emphasis">Dynamic Resource Allocation</text:span></text:h>
      <text:list text:style-name="L3">
        <text:list-item>
          <text:p text:style-name="P30"><text:span text:style-name="Strong_20_Emphasis">Scalability</text:span>: With Kubernetes, Jenkins can dynamically allocate resources based on workload demands. This means that when more jobs need to run, Kubernetes can automatically provision additional pods to handle those jobs.</text:p>
        </text:list-item>
        <text:list-item>
          <text:p text:style-name="P29"><text:span text:style-name="Strong_20_Emphasis">Efficiency</text:span>: Reduces idle resources by scaling down when demand decreases.</text:p>
        </text:list-item>
      </text:list>
      <text:h text:style-name="Heading_20_4" text:outline-level="4">2. <text:span text:style-name="Strong_20_Emphasis">Isolation and Environment Management</text:span></text:h>
      <text:list text:style-name="L4">
        <text:list-item>
          <text:p text:style-name="P32"><text:span text:style-name="Strong_20_Emphasis">Pod-Based Builds</text:span>: Each Jenkins job can run in its own isolated pod, ensuring that dependencies do not conflict with one another. This is particularly useful for projects that require different versions of tools or libraries.</text:p>
        </text:list-item>
        <text:list-item>
          <text:p text:style-name="P31"><text:span text:style-name="Strong_20_Emphasis">Consistent Environments</text:span>: Using Docker containers within Kubernetes allows for consistent build environments, minimizing "works on my machine" issues.</text:p>
        </text:list-item>
      </text:list>
      <text:h text:style-name="Heading_20_4" text:outline-level="4">3. <text:span text:style-name="Strong_20_Emphasis">CI/CD Workflows</text:span></text:h>
      <text:list text:style-name="L5">
        <text:list-item>
          <text:p text:style-name="P34"><text:span text:style-name="Strong_20_Emphasis">Automated Deployments</text:span>: Jenkins can trigger deployments to Kubernetes clusters as part of the CI/CD pipeline, facilitating seamless integration and delivery processes.</text:p>
        </text:list-item>
        <text:list-item>
          <text:p text:style-name="P33"><text:span text:style-name="Strong_20_Emphasis">Canary Deployments</text:span>: Jenkins can help manage deployment strategies like canary releases directly within Kubernetes, enabling more controlled rollouts.</text:p>
        </text:list-item>
      </text:list>
      <text:h text:style-name="Heading_20_4" text:outline-level="4">4. <text:span text:style-name="Strong_20_Emphasis">Improved Load Balancing</text:span></text:h>
      <text:list text:style-name="L6">
        <text:list-item>
          <text:p text:style-name="P35"><text:span text:style-name="Strong_20_Emphasis">Job Distribution</text:span>: Kubernetes can balance loads across available nodes, ensuring that Jenkins jobs are efficiently distributed and that no single node becomes a bottleneck.</text:p>
        </text:list-item>
      </text:list>
      <text:h text:style-name="Heading_20_4" text:outline-level="4">5. <text:span text:style-name="Strong_20_Emphasis">Failover and Recovery</text:span></text:h>
      <text:list text:style-name="L7">
        <text:list-item>
          <text:p text:style-name="P36"><text:span text:style-name="Strong_20_Emphasis">Resilience</text:span>: If a Jenkins agent (running as a pod) fails, Kubernetes can automatically restart it or reschedule jobs on another available pod, enhancing the reliability of CI/CD processes.</text:p>
        </text:list-item>
      </text:list>
      <text:h text:style-name="Heading_20_4" text:outline-level="4"><text:soft-page-break/>6. <text:span text:style-name="Strong_20_Emphasis">Integration with Other Kubernetes Services</text:span></text:h>
      <text:list text:style-name="L8">
        <text:list-item>
          <text:p text:style-name="P38"><text:span text:style-name="Strong_20_Emphasis">Service Discovery</text:span>: Jenkins can easily integrate with other services running in the Kubernetes cluster, such as databases or microservices, allowing for more complex testing and deployment scenarios.</text:p>
        </text:list-item>
        <text:list-item>
          <text:p text:style-name="P37"><text:span text:style-name="Strong_20_Emphasis">Storage Management</text:span>: Utilize Kubernetes Persistent Volumes for managing artifacts and build outputs efficiently.</text:p>
        </text:list-item>
      </text:list>
      <text:h text:style-name="Heading_20_3" text:outline-level="3">Conclusion</text:h>
      <text:p text:style-name="Text_20_body">Integrating Jenkins with a Kubernetes cluster adds a robust layer of automation and scalability. This combination allows development teams to streamline their CI/CD processes, manage resources more effectively, and improve overall productivity. By leveraging Kubernetes’ features, Jenkins can become more adaptable and resilient in handling modern software development demands.</text:p>
      <text:p text:style-name="Text_20_body">4o mini</text:p>
      <text:h text:style-name="Heading_20_5" text:outline-level="5">You said:</text:h>
      <text:p text:style-name="Text_20_body">using diagrams, show me how this set up would look like</text:p>
      <text:h text:style-name="Heading_20_6" text:outline-level="6">ChatGPT said:</text:h>
      <text:p text:style-name="Text_20_body">While I can't create visual diagrams directly, I can describe how you can create one to illustrate the integration of Jenkins with a Kubernetes cluster. Here’s a conceptual layout you can use to create your diagram:</text:p>
      <text:h text:style-name="Heading_20_3" text:outline-level="3">Diagram Components</text:h>
      <text:list text:style-name="L9">
        <text:list-item>
          <text:p text:style-name="P39"><text:span text:style-name="Strong_20_Emphasis">Jenkins Server</text:span>:</text:p>
          <text:list>
            <text:list-item>
              <text:p text:style-name="P40">Place a box labeled "Jenkins Server" at the center or top of the diagram. This represents the main Jenkins instance.</text:p>
            </text:list-item>
          </text:list>
        </text:list-item>
        <text:list-item>
          <text:p text:style-name="P39"><text:span text:style-name="Strong_20_Emphasis">Kubernetes Cluster</text:span>:</text:p>
          <text:list>
            <text:list-item>
              <text:p text:style-name="P40">Surround the Jenkins Server with a larger box labeled "Kubernetes Cluster." Inside this box, you can represent various components.</text:p>
            </text:list-item>
          </text:list>
        </text:list-item>
        <text:list-item>
          <text:p text:style-name="P39"><text:span text:style-name="Strong_20_Emphasis">Jenkins Agents (Pods)</text:span>:</text:p>
          <text:list>
            <text:list-item>
              <text:p text:style-name="P40">Draw multiple smaller boxes within the Kubernetes Cluster labeled "Jenkins Agent Pod." Each represents an agent that Jenkins uses to run jobs.</text:p>
            </text:list-item>
            <text:list-item>
              <text:p text:style-name="P40">You can show that these pods can scale up or down depending on workload.</text:p>
            </text:list-item>
          </text:list>
        </text:list-item>
        <text:list-item>
          <text:p text:style-name="P39"><text:span text:style-name="Strong_20_Emphasis">Build Environment</text:span>:</text:p>
          <text:list>
            <text:list-item>
              <text:p text:style-name="P40">Within the Jenkins Agent Pods, include icons or labels for different build environments (e.g., "Python Environment," "Node.js Environment") to illustrate isolation.</text:p>
            </text:list-item>
          </text:list>
        </text:list-item>
        <text:list-item>
          <text:p text:style-name="P39"><text:span text:style-name="Strong_20_Emphasis">Source Code Repository</text:span>:</text:p>
          <text:list>
            <text:list-item>
              <text:p text:style-name="P40">On one side, draw a box labeled "Source Code Repository" (e.g., GitHub, GitLab) to show where the code resides. Connect this to the Jenkins Server with an arrow labeled "Source Code Change."</text:p>
            </text:list-item>
          </text:list>
        </text:list-item>
        <text:list-item>
          <text:p text:style-name="P39"><text:span text:style-name="Strong_20_Emphasis">Artifact Storage</text:span>:</text:p>
          <text:list>
            <text:list-item>
              <text:p text:style-name="P40"><text:soft-page-break/>On the opposite side, include a box labeled "Artifact Storage" (e.g., Nexus, Artifactory) to represent where build artifacts are stored. Connect this to the Jenkins Server with an arrow labeled "Store Artifacts."</text:p>
            </text:list-item>
          </text:list>
        </text:list-item>
        <text:list-item>
          <text:p text:style-name="P39"><text:span text:style-name="Strong_20_Emphasis">Deployment Targets</text:span>:</text:p>
          <text:list>
            <text:list-item>
              <text:p text:style-name="P40">Below the Kubernetes Cluster, include boxes for various deployment targets (e.g., "Production Environment," "Staging Environment") to show where applications are deployed.</text:p>
            </text:list-item>
            <text:list-item>
              <text:p text:style-name="P40">Connect the Jenkins Server to these deployment targets with arrows labeled "Deploy."</text:p>
            </text:list-item>
          </text:list>
        </text:list-item>
        <text:list-item>
          <text:p text:style-name="P39"><text:span text:style-name="Strong_20_Emphasis">Monitoring and Logging</text:span>:</text:p>
          <text:list>
            <text:list-item>
              <text:p text:style-name="P39">Optionally, add boxes for monitoring and logging tools (e.g., Prometheus, Grafana) that can interact with the Kubernetes Cluster to monitor the health of applications and Jenkins jobs.</text:p>
            </text:list-item>
          </text:list>
        </text:list-item>
      </text:list>
      <text:h text:style-name="Heading_20_3" text:outline-level="3">Diagram Flow</text:h>
      <text:list text:style-name="L10">
        <text:list-item>
          <text:p text:style-name="P42">Start with the "Source Code Repository" triggering a build in the "Jenkins Server."</text:p>
        </text:list-item>
        <text:list-item>
          <text:p text:style-name="P42">The Jenkins Server utilizes the "Jenkins Agent Pods" within the "Kubernetes Cluster" to run jobs.</text:p>
        </text:list-item>
        <text:list-item>
          <text:p text:style-name="P42">Once the build is complete, artifacts are stored in "Artifact Storage."</text:p>
        </text:list-item>
        <text:list-item>
          <text:p text:style-name="P41">The Jenkins Server then deploys the application to the respective deployment environments, utilizing Kubernetes for orchestration.</text:p>
        </text:list-item>
      </text:list>
      <text:h text:style-name="Heading_20_3" text:outline-level="3">Visualization Tools</text:h>
      <text:p text:style-name="Text_20_body">You can use various diagramming tools to create this layout, such as:</text:p>
      <text:list text:style-name="L11">
        <text:list-item>
          <text:p text:style-name="P44"><text:span text:style-name="Strong_20_Emphasis">Lucidchart</text:span></text:p>
        </text:list-item>
        <text:list-item>
          <text:p text:style-name="P44"><text:span text:style-name="Strong_20_Emphasis">Draw.io (diagrams.net)</text:span></text:p>
        </text:list-item>
        <text:list-item>
          <text:p text:style-name="P44"><text:span text:style-name="Strong_20_Emphasis">Microsoft Visio</text:span></text:p>
        </text:list-item>
        <text:list-item>
          <text:p text:style-name="P43"><text:span text:style-name="Strong_20_Emphasis">Google Drawings</text:span></text:p>
        </text:list-item>
      </text:list>
      <text:p text:style-name="Text_20_body">Feel free to customize the diagram based on your specific setup or additional components you may have!</text:p>
      <text:p text:style-name="Text_20_body">4o mini</text:p>
      <text:h text:style-name="Heading_20_5" text:outline-level="5">You said:</text:h>
      <text:p text:style-name="Text_20_body">show in detail how the jenkins server is connected to the kubernetes cluster</text:p>
      <text:h text:style-name="Heading_20_6" text:outline-level="6">ChatGPT said:</text:h>
      <text:p text:style-name="Text_20_body">To illustrate how the Jenkins server connects to a Kubernetes cluster, you can detail the architecture and interactions in your diagram. Below is a breakdown of the connections and components involved, along with how they interact.</text:p>
      <text:h text:style-name="Heading_20_3" text:outline-level="3">Detailed Connection Between Jenkins Server and Kubernetes Cluster</text:h>
      <text:list text:style-name="L12">
        <text:list-item>
          <text:p text:style-name="P45"><text:span text:style-name="Strong_20_Emphasis">Jenkins Server</text:span>:</text:p>
          <text:list>
            <text:list-item>
              <text:p text:style-name="P46"><text:soft-page-break/><text:span text:style-name="Strong_20_Emphasis">Core Component</text:span>: The Jenkins server acts as the main control point for CI/CD operations.</text:p>
            </text:list-item>
            <text:list-item>
              <text:p text:style-name="P46"><text:span text:style-name="Strong_20_Emphasis">Plugins</text:span>: It uses the Kubernetes plugin to communicate with the Kubernetes API. This allows Jenkins to dynamically provision agents (pods) in the cluster.</text:p>
            </text:list-item>
          </text:list>
        </text:list-item>
        <text:list-item>
          <text:p text:style-name="P45"><text:span text:style-name="Strong_20_Emphasis">Kubernetes API</text:span>:</text:p>
          <text:list>
            <text:list-item>
              <text:p text:style-name="P46"><text:span text:style-name="Strong_20_Emphasis">Connection Point</text:span>: The Jenkins server communicates with the Kubernetes cluster via the Kubernetes API. This API allows Jenkins to manage resources within the cluster.</text:p>
            </text:list-item>
            <text:list-item>
              <text:p text:style-name="P46"><text:span text:style-name="Strong_20_Emphasis">Authentication</text:span>: Typically, the connection is secured using authentication tokens or certificates stored in Jenkins credentials.</text:p>
            </text:list-item>
          </text:list>
        </text:list-item>
        <text:list-item>
          <text:p text:style-name="P45"><text:span text:style-name="Strong_20_Emphasis">Jenkins Agent Pods</text:span>:</text:p>
          <text:list>
            <text:list-item>
              <text:p text:style-name="P46"><text:span text:style-name="Strong_20_Emphasis">Dynamic Pod Creation</text:span>: When a job is triggered, Jenkins sends a request to the Kubernetes API to create a new pod as a Jenkins agent.</text:p>
            </text:list-item>
            <text:list-item>
              <text:p text:style-name="P45"><text:span text:style-name="Strong_20_Emphasis">Isolation</text:span>: Each pod runs in its isolated environment, ensuring that builds do not interfere with one another.</text:p>
            </text:list-item>
          </text:list>
        </text:list-item>
      </text:list>
      <text:h text:style-name="Heading_20_3" text:outline-level="3">Diagram Flow</text:h>
      <text:list text:style-name="L13">
        <text:list-item>
          <text:p text:style-name="P47"><text:span text:style-name="Strong_20_Emphasis">Jenkins Server</text:span>:</text:p>
          <text:list>
            <text:list-item>
              <text:p text:style-name="P48">At the top, represent the Jenkins server with a label indicating that it uses the Kubernetes plugin.</text:p>
            </text:list-item>
            <text:list-item>
              <text:p text:style-name="P48">Include arrows pointing to the Kubernetes API to indicate requests for pod creation and management.</text:p>
            </text:list-item>
          </text:list>
        </text:list-item>
        <text:list-item>
          <text:p text:style-name="P47"><text:span text:style-name="Strong_20_Emphasis">Kubernetes Cluster</text:span>:</text:p>
          <text:list>
            <text:list-item>
              <text:p text:style-name="P48">Below the Jenkins server, represent the Kubernetes cluster with a label.</text:p>
            </text:list-item>
            <text:list-item>
              <text:p text:style-name="P48">Inside the cluster, include various components:</text:p>
              <text:list>
                <text:list-item>
                  <text:p text:style-name="P48"><text:span text:style-name="Strong_20_Emphasis">Jenkins Agent Pods</text:span>: Multiple pods represented as smaller boxes, indicating that they can scale based on demand.</text:p>
                </text:list-item>
                <text:list-item>
                  <text:p text:style-name="P47"><text:span text:style-name="Strong_20_Emphasis">Kubernetes API Server</text:span>: A box representing the API server that handles requests from the Jenkins server.</text:p>
                </text:list-item>
              </text:list>
            </text:list-item>
          </text:list>
        </text:list-item>
      </text:list>
      <text:h text:style-name="Heading_20_3" text:outline-level="3">Connections</text:h>
      <text:list text:style-name="L14">
        <text:list-item>
          <text:p text:style-name="P50"><text:span text:style-name="Strong_20_Emphasis">Arrows/Connections</text:span>:</text:p>
          <text:list>
            <text:list-item>
              <text:p text:style-name="P50">Draw a directed arrow from the Jenkins server to the Kubernetes API server, labeled "API Requests."</text:p>
            </text:list-item>
            <text:list-item>
              <text:p text:style-name="P50">From the Kubernetes API server, draw arrows to the Jenkins Agent Pods, labeled "Pod Creation/Management."</text:p>
            </text:list-item>
            <text:list-item>
              <text:p text:style-name="P49">Optionally, include an arrow from the Jenkins server back to the Kubernetes API server labeled "Status Updates" to indicate that Jenkins retrieves the status of the running pods.</text:p>
            </text:list-item>
          </text:list>
        </text:list-item>
      </text:list>
      <text:h text:style-name="Heading_20_3" text:outline-level="3">Example Description for the Diagram</text:h>
      <text:list text:style-name="L15">
        <text:list-item>
          <text:p text:style-name="P51"><text:span text:style-name="Strong_20_Emphasis">Jenkins Server</text:span>:</text:p>
          <text:list>
            <text:list-item>
              <text:p text:style-name="P52">Uses Kubernetes plugin to communicate with the Kubernetes cluster.</text:p>
            </text:list-item>
            <text:list-item>
              <text:p text:style-name="P52">Initiates job runs and interacts with the API for agent management.</text:p>
            </text:list-item>
          </text:list>
        </text:list-item>
        <text:list-item>
          <text:p text:style-name="P51"><text:soft-page-break/><text:span text:style-name="Strong_20_Emphasis">Kubernetes API</text:span>:</text:p>
          <text:list>
            <text:list-item>
              <text:p text:style-name="P52">Receives requests from the Jenkins server.</text:p>
            </text:list-item>
            <text:list-item>
              <text:p text:style-name="P52">Manages the lifecycle of Jenkins agent pods, creating and destroying them as needed.</text:p>
            </text:list-item>
          </text:list>
        </text:list-item>
        <text:list-item>
          <text:p text:style-name="P51"><text:span text:style-name="Strong_20_Emphasis">Jenkins Agent Pods</text:span>:</text:p>
          <text:list>
            <text:list-item>
              <text:p text:style-name="P52">Created on-demand based on job requirements.</text:p>
            </text:list-item>
            <text:list-item>
              <text:p text:style-name="P51">Run isolated builds and tests, providing a clean environment for each job.</text:p>
            </text:list-item>
          </text:list>
        </text:list-item>
      </text:list>
      <text:h text:style-name="Heading_20_3" text:outline-level="3">Tools for Creating the Diagram</text:h>
      <text:p text:style-name="Text_20_body">You can use diagramming tools such as:</text:p>
      <text:list text:style-name="L16">
        <text:list-item>
          <text:p text:style-name="P54"><text:span text:style-name="Strong_20_Emphasis">Lucidchart</text:span></text:p>
        </text:list-item>
        <text:list-item>
          <text:p text:style-name="P54"><text:span text:style-name="Strong_20_Emphasis">Draw.io (diagrams.net)</text:span></text:p>
        </text:list-item>
        <text:list-item>
          <text:p text:style-name="P54"><text:span text:style-name="Strong_20_Emphasis">Microsoft Visio</text:span></text:p>
        </text:list-item>
        <text:list-item>
          <text:p text:style-name="P53"><text:span text:style-name="Strong_20_Emphasis">Google Drawings</text:span></text:p>
        </text:list-item>
      </text:list>
      <text:p text:style-name="Text_20_body">By incorporating these details into your diagram, you'll have a clear representation of how the Jenkins server interacts with the Kubernetes cluster, showcasing the dynamic nature of the CI/CD process.</text:p>
      <text:p text:style-name="Text_20_body">4o mini</text:p>
      <text:h text:style-name="Heading_20_5" text:outline-level="5">You said:</text:h>
      <text:p text:style-name="Text_20_body">So here is a scenario, i have 5 raspberry pi 4s. I want to build a kubernetes cluster which will manage my jenkins pipelines, while also creating my containers for my other projects. How do I start? What are the pre-requisites, what do I install, how do I install? Basically walk me through what I should do in detail.</text:p>
      <text:h text:style-name="Heading_20_6" text:outline-level="6">ChatGPT said:</text:h>
      <text:p text:style-name="Text_20_body">Building a Kubernetes cluster using Raspberry Pi 4s to manage Jenkins pipelines and containerize your projects is a great way to learn about Kubernetes and CI/CD processes. Here’s a detailed step-by-step guide on how to set it up:</text:p>
      <text:h text:style-name="Heading_20_3" text:outline-level="3">Prerequisites</text:h>
      <text:list text:style-name="L17">
        <text:list-item>
          <text:p text:style-name="P55"><text:span text:style-name="Strong_20_Emphasis">Hardware Requirements</text:span>:</text:p>
          <text:list>
            <text:list-item>
              <text:p text:style-name="P56">5 Raspberry Pi 4s (2GB or 4GB RAM recommended)</text:p>
            </text:list-item>
            <text:list-item>
              <text:p text:style-name="P56">MicroSD cards (at least 16GB each, Class 10 recommended)</text:p>
            </text:list-item>
            <text:list-item>
              <text:p text:style-name="P56">Power supplies for each Raspberry Pi</text:p>
            </text:list-item>
            <text:list-item>
              <text:p text:style-name="P56">Network switch or router</text:p>
            </text:list-item>
            <text:list-item>
              <text:p text:style-name="P56">Ethernet cables (or use Wi-Fi, but wired is preferred for stability)</text:p>
            </text:list-item>
          </text:list>
        </text:list-item>
        <text:list-item>
          <text:p text:style-name="P55"><text:span text:style-name="Strong_20_Emphasis">Software Requirements</text:span>:</text:p>
          <text:list>
            <text:list-item>
              <text:p text:style-name="P56">Raspberry Pi OS (Lite version recommended for minimal setup)</text:p>
            </text:list-item>
            <text:list-item>
              <text:p text:style-name="P56">Docker (for containerization)</text:p>
            </text:list-item>
            <text:list-item>
              <text:p text:style-name="P56">Kubernetes (K3s is recommended for simplicity on Raspberry Pi)</text:p>
            </text:list-item>
            <text:list-item>
              <text:p text:style-name="P56">kubectl (Kubernetes command-line tool)</text:p>
            </text:list-item>
            <text:list-item>
              <text:p text:style-name="P56">Helm (optional, for managing Kubernetes applications)</text:p>
            </text:list-item>
          </text:list>
        </text:list-item>
        <text:list-item>
          <text:p text:style-name="P55"><text:span text:style-name="Strong_20_Emphasis">Networking</text:span>:</text:p>
          <text:list>
            <text:list-item>
              <text:p text:style-name="P56"><text:soft-page-break/>All Raspberry Pis should be connected to the same network.</text:p>
            </text:list-item>
            <text:list-item>
              <text:p text:style-name="P55">Assign static IP addresses or use a DHCP reservation for each Pi.</text:p>
            </text:list-item>
          </text:list>
        </text:list-item>
      </text:list>
      <text:h text:style-name="Heading_20_3" text:outline-level="3">Step 1: Prepare Raspberry Pi</text:h>
      <text:list text:style-name="L18">
        <text:list-item>
          <text:p text:style-name="P57"><text:span text:style-name="Strong_20_Emphasis">Install Raspberry Pi OS</text:span>:</text:p>
          <text:list>
            <text:list-item>
              <text:p text:style-name="P58">Download the Raspberry Pi Imager and flash Raspberry Pi OS Lite onto each MicroSD card.</text:p>
            </text:list-item>
            <text:list-item>
              <text:p text:style-name="P58">Boot each Raspberry Pi with the OS.</text:p>
            </text:list-item>
          </text:list>
        </text:list-item>
        <text:list-item>
          <text:p text:style-name="P57"><text:span text:style-name="Strong_20_Emphasis">Initial Setup</text:span>:</text:p>
          <text:list>
            <text:list-item>
              <text:p text:style-name="P58">Connect each Raspberry Pi to a monitor and keyboard, or access them via SSH.</text:p>
            </text:list-item>
            <text:list-item>
              <text:p text:style-name="P57">Run the following commands to update the package list and upgrade installed packages:</text:p>
              <text:p text:style-name="P5">bash</text:p>
              <text:p text:style-name="P5">Copy code</text:p>
              <text:p text:style-name="P7"><text:span text:style-name="Source_20_Text">sudo apt update</text:span></text:p>
              <text:p text:style-name="P6"><text:span text:style-name="Source_20_Text">sudo apt upgrade -y</text:span></text:p>
            </text:list-item>
          </text:list>
        </text:list-item>
        <text:list-item>
          <text:p text:style-name="P57"><text:span text:style-name="Strong_20_Emphasis">Configure Networking</text:span>:</text:p>
          <text:list>
            <text:list-item>
              <text:p text:style-name="P58">Ensure each Raspberry Pi has a static IP or DHCP reservation for easier access later.</text:p>
            </text:list-item>
            <text:list-item>
              <text:p text:style-name="P57">Optionally, enable SSH if not already done:</text:p>
              <text:p text:style-name="P5">bash</text:p>
              <text:p text:style-name="P5">Copy code</text:p>
              <text:p text:style-name="P7"><text:span text:style-name="Source_20_Text">sudo systemctl enable ssh</text:span></text:p>
              <text:p text:style-name="P6"><text:span text:style-name="Source_20_Text">sudo systemctl start ssh</text:span></text:p>
            </text:list-item>
          </text:list>
        </text:list-item>
      </text:list>
      <text:h text:style-name="Heading_20_3" text:outline-level="3">Step 2: Install Docker</text:h>
      <text:list text:style-name="L19">
        <text:list-item>
          <text:p text:style-name="P59"><text:span text:style-name="Strong_20_Emphasis">Install Docker</text:span> on each Raspberry Pi:</text:p>
          <text:p text:style-name="P8">bash</text:p>
          <text:p text:style-name="P8">Copy code</text:p>
          <text:p text:style-name="P10"><text:span text:style-name="Source_20_Text">curl -fsSL https://get.docker.com -o get-docker.sh</text:span></text:p>
          <text:p text:style-name="P9"><text:span text:style-name="Source_20_Text">sh get-docker.sh</text:span></text:p>
        </text:list-item>
        <text:list-item>
          <text:p text:style-name="P59"><text:span text:style-name="Strong_20_Emphasis">Add User to Docker Group</text:span> (optional, for running Docker without sudo):</text:p>
          <text:p text:style-name="P8">bash</text:p>
          <text:p text:style-name="P8">Copy code</text:p>
          <text:p text:style-name="P11"><text:span text:style-name="Source_20_Text">sudo usermod -aG docker $USER</text:span></text:p>
        </text:list-item>
        <text:list-item>
          <text:p text:style-name="P59"><text:span text:style-name="Strong_20_Emphasis">Test Docker Installation</text:span>:</text:p>
          <text:p text:style-name="P8">bash</text:p>
          <text:p text:style-name="P8">Copy code</text:p>
          <text:p text:style-name="P11"><text:span text:style-name="Source_20_Text">docker run hello-world</text:span></text:p>
        </text:list-item>
      </text:list>
      <text:h text:style-name="Heading_20_3" text:outline-level="3">Step 3: Install K3s (Lightweight Kubernetes)</text:h>
      <text:list text:style-name="L20">
        <text:list-item>
          <text:p text:style-name="P60"><text:span text:style-name="Strong_20_Emphasis">Choose a Master Node</text:span>:</text:p>
          <text:list>
            <text:list-item>
              <text:p text:style-name="P61">Select one Raspberry Pi to be the master node (e.g., Pi 1).</text:p>
            </text:list-item>
          </text:list>
        </text:list-item>
        <text:list-item>
          <text:p text:style-name="P60"><text:soft-page-break/><text:span text:style-name="Strong_20_Emphasis">Install K3s on Master Node</text:span>:</text:p>
          <text:p text:style-name="P12">bash</text:p>
          <text:p text:style-name="P12">Copy code</text:p>
          <text:p text:style-name="P13"><text:span text:style-name="Source_20_Text">curl -sfL https://get.k3s.io | sh -</text:span></text:p>
        </text:list-item>
        <text:list-item>
          <text:p text:style-name="P60"><text:span text:style-name="Strong_20_Emphasis">Get the K3s Token</text:span>:</text:p>
          <text:list>
            <text:list-item>
              <text:p text:style-name="P60">Run this command to get the token needed to join worker nodes:</text:p>
            </text:list-item>
          </text:list>
          <text:p text:style-name="P12">bash</text:p>
          <text:p text:style-name="P12">Copy code</text:p>
          <text:p text:style-name="P13"><text:span text:style-name="Source_20_Text">sudo cat /var/lib/rancher/k3s/server/node-token</text:span></text:p>
        </text:list-item>
        <text:list-item>
          <text:p text:style-name="P60"><text:span text:style-name="Strong_20_Emphasis">Install K3s on Worker Nodes</text:span>:</text:p>
          <text:list>
            <text:list-item>
              <text:p text:style-name="P60">On each of the other Raspberry Pis (workers), run the following command (replace <text:span text:style-name="Source_20_Text">&lt;MASTER_IP&gt;</text:span> with the master node's IP address):</text:p>
            </text:list-item>
          </text:list>
          <text:p text:style-name="P12">bash</text:p>
          <text:p text:style-name="P12">Copy code</text:p>
          <text:p text:style-name="P13"><text:span text:style-name="Source_20_Text">curl -sfL https://get.k3s.io | K3S_URL=https://&lt;MASTER_IP&gt;:6443 K3S_TOKEN=&lt;YOUR_TOKEN&gt; sh -</text:span></text:p>
        </text:list-item>
      </text:list>
      <text:h text:style-name="Heading_20_3" text:outline-level="3">Step 4: Verify Kubernetes Cluster</text:h>
      <text:list text:style-name="L21">
        <text:list-item>
          <text:p text:style-name="P63"><text:span text:style-name="Strong_20_Emphasis">Check Node Status</text:span>:</text:p>
          <text:list>
            <text:list-item>
              <text:p text:style-name="P62">On the master node, check if all nodes are registered:</text:p>
            </text:list-item>
          </text:list>
          <text:p text:style-name="P14">bash</text:p>
          <text:p text:style-name="P14">Copy code</text:p>
          <text:p text:style-name="P15"><text:span text:style-name="Source_20_Text">kubectl get nodes</text:span></text:p>
        </text:list-item>
      </text:list>
      <text:h text:style-name="Heading_20_3" text:outline-level="3">Step 5: Install kubectl on Your Local Machine</text:h>
      <text:list text:style-name="L22">
        <text:list-item>
          <text:p text:style-name="P64"><text:span text:style-name="Strong_20_Emphasis">Install kubectl</text:span> (if you want to manage the cluster from your local machine):</text:p>
          <text:list>
            <text:list-item>
              <text:p text:style-name="P65">Follow instructions on the official Kubernetes website to install kubectl.</text:p>
            </text:list-item>
          </text:list>
        </text:list-item>
        <text:list-item>
          <text:p text:style-name="P64"><text:span text:style-name="Strong_20_Emphasis">Configure kubectl to Access Your Cluster</text:span>:</text:p>
          <text:list>
            <text:list-item>
              <text:p text:style-name="P64">Copy the K3s kubeconfig file to your local machine:</text:p>
            </text:list-item>
          </text:list>
          <text:p text:style-name="P16">bash</text:p>
          <text:p text:style-name="P16">Copy code</text:p>
          <text:p text:style-name="P17"><text:span text:style-name="Source_20_Text">scp pi@&lt;MASTER_IP&gt;:/etc/rancher/k3s/k3s.yaml ~/.kube/config</text:span></text:p>
          <text:list text:continue-numbering="true">
            <text:list-item>
              <text:p text:style-name="P64">Modify the server line in <text:span text:style-name="Source_20_Text">~/.kube/config</text:span> to point to the master node's IP.</text:p>
            </text:list-item>
          </text:list>
        </text:list-item>
      </text:list>
      <text:h text:style-name="Heading_20_3" text:outline-level="3">Step 6: Install Helm (Optional)</text:h>
      <text:list text:style-name="L23">
        <text:list-item>
          <text:p text:style-name="P67"><text:span text:style-name="Strong_20_Emphasis">Install Helm</text:span> on your local machine:</text:p>
          <text:list>
            <text:list-item>
              <text:p text:style-name="P66">Follow the official Helm installation guide.</text:p>
            </text:list-item>
          </text:list>
        </text:list-item>
      </text:list>
      <text:h text:style-name="Heading_20_3" text:outline-level="3">Step 7: Install Jenkins on Kubernetes</text:h>
      <text:list text:style-name="L24">
        <text:list-item>
          <text:p text:style-name="P68"><text:span text:style-name="Strong_20_Emphasis">Create a Namespace for Jenkins</text:span>:</text:p>
          <text:p text:style-name="P18">bash</text:p>
          <text:p text:style-name="P18"><text:soft-page-break/>Copy code</text:p>
          <text:p text:style-name="P21"><text:span text:style-name="Source_20_Text">kubectl create namespace jenkins</text:span></text:p>
        </text:list-item>
        <text:list-item>
          <text:p text:style-name="P68"><text:span text:style-name="Strong_20_Emphasis">Deploy Jenkins</text:span>:</text:p>
          <text:list>
            <text:list-item>
              <text:p text:style-name="P68">You can use a Helm chart for an easier setup:</text:p>
            </text:list-item>
          </text:list>
          <text:p text:style-name="P18">bash</text:p>
          <text:p text:style-name="P18">Copy code</text:p>
          <text:p text:style-name="P22"><text:span text:style-name="Source_20_Text">helm repo add jenkins https://charts.jenkins.io</text:span></text:p>
          <text:p text:style-name="P19"><text:span text:style-name="Source_20_Text">helm repo update</text:span></text:p>
          <text:p text:style-name="P20"><text:span text:style-name="Source_20_Text">helm install jenkins jenkins/jenkins --namespace jenkins</text:span></text:p>
        </text:list-item>
        <text:list-item>
          <text:p text:style-name="P68"><text:span text:style-name="Strong_20_Emphasis">Access Jenkins</text:span>:</text:p>
          <text:list>
            <text:list-item>
              <text:p text:style-name="P68">Get the Jenkins service URL:</text:p>
            </text:list-item>
          </text:list>
          <text:p text:style-name="P18">bash</text:p>
          <text:p text:style-name="P18">Copy code</text:p>
          <text:p text:style-name="P21"><text:span text:style-name="Source_20_Text">kubectl get svc --namespace jenkins</text:span></text:p>
          <text:list text:continue-numbering="true">
            <text:list-item>
              <text:p text:style-name="P68">You may need to port-forward the service to access it from your browser:</text:p>
            </text:list-item>
          </text:list>
          <text:p text:style-name="P18">bash</text:p>
          <text:p text:style-name="P18">Copy code</text:p>
          <text:p text:style-name="P21"><text:span text:style-name="Source_20_Text">kubectl port-forward svc/jenkins 8080:8080 --namespace jenkins</text:span></text:p>
        </text:list-item>
        <text:list-item>
          <text:p text:style-name="P68"><text:span text:style-name="Strong_20_Emphasis">Retrieve Admin Password</text:span>:</text:p>
          <text:p text:style-name="P18">bash</text:p>
          <text:p text:style-name="P18">Copy code</text:p>
          <text:p text:style-name="P21"><text:span text:style-name="Source_20_Text">kubectl exec -it &lt;jenkins-pod-name&gt; --namespace jenkins -- cat /var/jenkins_home/secrets/initialAdminPassword</text:span></text:p>
        </text:list-item>
      </text:list>
      <text:h text:style-name="Heading_20_3" text:outline-level="3">Step 8: Configure Jenkins Pipelines</text:h>
      <text:list text:style-name="L25">
        <text:list-item>
          <text:p text:style-name="P69"><text:span text:style-name="Strong_20_Emphasis">Set Up Jenkins</text:span>:</text:p>
          <text:list>
            <text:list-item>
              <text:p text:style-name="P70">Access Jenkins through <text:span text:style-name="Source_20_Text">http://&lt;your_pi_ip&gt;:8080</text:span> and complete the setup.</text:p>
            </text:list-item>
            <text:list-item>
              <text:p text:style-name="P70">Install recommended plugins.</text:p>
            </text:list-item>
          </text:list>
        </text:list-item>
        <text:list-item>
          <text:p text:style-name="P69"><text:span text:style-name="Strong_20_Emphasis">Create Pipelines</text:span>:</text:p>
          <text:list>
            <text:list-item>
              <text:p text:style-name="P69">Start creating Jenkins pipelines to manage your projects and utilize the Kubernetes cluster for builds and deployments.</text:p>
            </text:list-item>
          </text:list>
        </text:list-item>
      </text:list>
      <text:h text:style-name="Heading_20_3" text:outline-level="3">Step 9: Explore and Experiment</text:h>
      <text:list text:style-name="L26">
        <text:list-item>
          <text:p text:style-name="P72">Explore deploying other applications using Kubernetes.</text:p>
        </text:list-item>
        <text:list-item>
          <text:p text:style-name="P71">Experiment with Jenkins pipelines to build and manage containers for your projects.</text:p>
        </text:list-item>
      </text:list>
      <text:h text:style-name="Heading_20_3" text:outline-level="3">Conclusion</text:h>
      <text:p text:style-name="Text_20_body">By following these steps, you will have a functional Kubernetes cluster using Raspberry Pi 4s, with Jenkins set up to manage your CI/CD pipelines and containerized projects. Enjoy experimenting with your new setup!</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1" style:font-family-complex="'Noto Sans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Noto Sans Devanagari1" style:font-family-complex="'Noto Sans Devanagari'" style:font-family-generic-complex="system" style:font-pitch-complex="variable" style:font-size-complex="7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6T15:21:14.271231379</meta:creation-date>
    <dc:date>2024-10-06T15:23:31.735324450</dc:date>
    <meta:editing-duration>PT2M18S</meta:editing-duration>
    <meta:editing-cycles>1</meta:editing-cycles>
    <meta:document-statistic meta:table-count="0" meta:image-count="0" meta:object-count="0" meta:page-count="10" meta:paragraph-count="327" meta:word-count="2555" meta:character-count="16533" meta:non-whitespace-character-count="13733"/>
    <meta:generator>LibreOffice/24.2.5.2$Linux_X86_64 LibreOffice_project/420$Build-2</meta:generator>
  </office:meta>
</office:document-meta>
</file>